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 style:data-style-name="N2" text:time-value="15:07:19.6831407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4-11-19T15:32:24.999229633</dc:date>
    <meta:editing-duration>P4DT20H10M47S</meta:editing-duration>
    <meta:editing-cycles>732</meta:editing-cycles>
    <meta:document-statistic meta:table-count="10" meta:cell-count="1808" meta:object-count="0"/>
  </office:meta>
</office:document-meta>
</file>